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9d6" officeooo:paragraph-rsid="0000c9d6"/>
    </style:style>
    <style:style style:name="P2" style:family="paragraph" style:parent-style-name="Standard">
      <style:text-properties fo:font-variant="normal" fo:text-transform="none" style:use-window-font-color="true" loext:opacity="0%" style:font-name="Liberation Serif" fo:font-size="12pt" fo:letter-spacing="normal" fo:font-style="normal" fo:font-weight="bold" officeooo:rsid="00052fb7" officeooo:paragraph-rsid="00052fb7" style:font-size-asian="12pt" style:font-weight-asian="bold" style:font-size-complex="12pt" style:font-weight-complex="bold"/>
    </style:style>
    <style:style style:name="P3" style:family="paragraph" style:parent-style-name="Standard">
      <style:text-properties fo:font-variant="normal" fo:text-transform="none" style:use-window-font-color="true" loext:opacity="0%" style:font-name="Liberation Mono" fo:font-size="10pt" fo:letter-spacing="normal" fo:font-style="normal" fo:font-weight="normal" officeooo:rsid="000296d2" officeooo:paragraph-rsid="000296d2" style:font-size-asian="10pt" style:font-size-complex="10pt"/>
    </style:style>
    <style:style style:name="P4" style:family="paragraph" style:parent-style-name="Standard">
      <style:text-properties fo:font-variant="normal" fo:text-transform="none" style:use-window-font-color="true" loext:opacity="0%" style:font-name="Liberation Mono" fo:font-size="10pt" fo:letter-spacing="normal" fo:font-style="normal" fo:font-weight="normal" officeooo:rsid="00031f63" officeooo:paragraph-rsid="00031f63" style:font-size-asian="10pt" style:font-size-complex="10pt"/>
    </style:style>
    <style:style style:name="P5" style:family="paragraph" style:parent-style-name="Standard">
      <style:text-properties fo:font-variant="normal" fo:text-transform="none" style:use-window-font-color="true" loext:opacity="0%" style:font-name="Liberation Mono" fo:font-size="10pt" fo:letter-spacing="normal" fo:font-style="normal" fo:font-weight="normal" officeooo:rsid="00052fb7" officeooo:paragraph-rsid="00052fb7" style:font-size-asian="10pt" style:font-size-complex="10pt"/>
    </style:style>
    <style:style style:name="P6" style:family="paragraph" style:parent-style-name="Standard">
      <style:text-properties fo:font-variant="normal" fo:text-transform="none" style:use-window-font-color="true" loext:opacity="0%" style:font-name="Liberation Mono" fo:font-size="10pt" fo:letter-spacing="normal" fo:font-style="normal" fo:font-weight="normal" officeooo:rsid="00071cbd" officeooo:paragraph-rsid="00071cbd" style:font-size-asian="10pt" style:font-size-complex="10pt"/>
    </style:style>
    <style:style style:name="P7" style:family="paragraph" style:parent-style-name="Standard">
      <style:text-properties fo:font-variant="normal" fo:text-transform="none" style:use-window-font-color="true" loext:opacity="0%" style:font-name="Liberation Mono" fo:font-size="10pt" fo:letter-spacing="normal" fo:font-style="normal" fo:font-weight="normal" officeooo:rsid="0008fc5b" officeooo:paragraph-rsid="0008fc5b" style:font-size-asian="10pt" style:font-size-complex="10pt"/>
    </style:style>
    <style:style style:name="P8" style:family="paragraph" style:parent-style-name="Standard">
      <style:text-properties fo:font-variant="normal" fo:text-transform="none" style:use-window-font-color="true" loext:opacity="0%" style:font-name="Liberation Mono" fo:font-size="10pt" fo:letter-spacing="normal" fo:font-style="normal" fo:font-weight="normal" officeooo:rsid="0008fc5b" officeooo:paragraph-rsid="000ad8e5" style:font-size-asian="10pt" style:font-size-complex="10pt"/>
    </style:style>
    <style:style style:name="P9" style:family="paragraph" style:parent-style-name="Standard">
      <style:text-properties fo:font-variant="normal" fo:text-transform="none" style:use-window-font-color="true" loext:opacity="0%" style:font-name="Liberation Mono" fo:font-size="10pt" fo:letter-spacing="normal" fo:font-style="normal" fo:font-weight="normal" officeooo:rsid="000c77f6" officeooo:paragraph-rsid="000c77f6" style:font-size-asian="10pt" style:font-size-complex="10pt"/>
    </style:style>
    <style:style style:name="P10" style:family="paragraph" style:parent-style-name="Standard">
      <style:text-properties fo:font-variant="normal" fo:text-transform="none" style:use-window-font-color="true" loext:opacity="0%" style:font-name="Liberation Mono" fo:font-size="10pt" fo:letter-spacing="normal" fo:font-style="normal" fo:font-weight="normal" officeooo:rsid="000402b4" officeooo:paragraph-rsid="000402b4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style:use-window-font-color="true" loext:opacity="0%" style:font-name="Liberation Mono" fo:font-size="10pt" fo:letter-spacing="normal" fo:font-style="normal" fo:font-weight="normal" officeooo:rsid="000cfb6e" officeooo:paragraph-rsid="000cfb6e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style:use-window-font-color="true" loext:opacity="0%" style:font-name="Liberation Mono" fo:font-size="10pt" fo:letter-spacing="normal" fo:font-style="normal" fo:font-weight="normal" officeooo:rsid="000ff9bb" officeooo:paragraph-rsid="000ff9bb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style:use-window-font-color="true" loext:opacity="0%" style:font-name="Liberation Mono" fo:font-size="10pt" fo:letter-spacing="normal" fo:font-style="normal" fo:font-weight="bold" officeooo:rsid="0008fc5b" officeooo:paragraph-rsid="000ad8e5" style:font-size-asian="10pt" style:font-weight-asian="bold" style:font-size-complex="10pt" style:font-weight-complex="bold"/>
    </style:style>
    <style:style style:name="P14" style:family="paragraph" style:parent-style-name="Standard">
      <style:text-properties fo:font-variant="normal" fo:text-transform="none" style:use-window-font-color="true" loext:opacity="0%" style:font-name="Liberation Mono" fo:font-size="10pt" fo:letter-spacing="normal" fo:font-style="normal" fo:font-weight="bold" officeooo:rsid="000cfb6e" officeooo:paragraph-rsid="000cfb6e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Liberation Mono" fo:font-size="10pt" officeooo:rsid="0000c9d6" officeooo:paragraph-rsid="0000c9d6" style:font-size-asian="10pt" style:font-size-complex="10pt"/>
    </style:style>
    <style:style style:name="P16" style:family="paragraph" style:parent-style-name="Standard">
      <style:text-properties style:font-name="Liberation Mono" fo:font-size="10pt" fo:font-weight="bold" officeooo:rsid="000296d2" officeooo:paragraph-rsid="000296d2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0pt" fo:font-weight="bold" officeooo:rsid="0000c9d6" officeooo:paragraph-rsid="0000c9d6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officeooo:rsid="0000c9d6" officeooo:paragraph-rsid="0000c9d6" style:font-size-asian="10pt" style:font-size-complex="10pt"/>
    </style:style>
    <style:style style:name="P19" style:family="paragraph" style:parent-style-name="Standard">
      <style:text-properties fo:font-variant="normal" fo:text-transform="none" style:use-window-font-color="true" loext:opacity="0%" style:font-name="Liberation Mono" fo:font-size="10pt" fo:letter-spacing="normal" fo:font-style="normal" fo:font-weight="bold" officeooo:rsid="000402b4" officeooo:paragraph-rsid="000402b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rsid="0000c9d6" officeooo:paragraph-rsid="0000c9d6" style:font-size-asian="12pt" style:font-weight-asian="bold" style:font-size-complex="12pt" style:font-weight-complex="bold"/>
    </style:style>
    <style:style style:name="T1" style:family="text">
      <style:text-properties officeooo:rsid="000402b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402b4" style:font-style-asian="italic" style:font-weight-asian="bold" style:font-style-complex="italic" style:font-weight-complex="bold"/>
    </style:style>
    <style:style style:name="T5" style:family="text">
      <style:text-properties officeooo:rsid="0008fc5b"/>
    </style:style>
    <style:style style:name="T6" style:family="text">
      <style:text-properties style:font-name="Liberation Mono" fo:font-size="10pt" style:font-size-asian="10pt" style:font-size-complex="10pt"/>
    </style:style>
    <style:style style:name="T7" style:family="text">
      <style:text-properties style:font-name="Liberation Mono" fo:font-size="10pt" officeooo:rsid="0008fc5b" style:font-size-asian="10pt" style:font-size-complex="10pt"/>
    </style:style>
    <style:style style:name="T8" style:family="text">
      <style:text-properties officeooo:rsid="000ec4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WebServices</text:p>
      <text:p text:style-name="P17"/>
      <text:p text:style-name="P18"/>
      <text:p text:style-name="P1"><text:span text:style-name="T6">Material: </text:span><text:a xlink:type="simple" xlink:href="https://gleonel.github.io/WS/aula01/" text:style-name="Internet_20_link" text:visited-style-name="Visited_20_Internet_20_Link"><text:span text:style-name="T6">https://gleonel.github.io/WS/aula01/</text:span></text:a></text:p>
      <text:p text:style-name="P15"/>
      <text:p text:style-name="P15"/>
      <text:p text:style-name="P16">Objetivo:</text:p>
      <text:p text:style-name="P3">Interoperabilidade entre sistemas independentemente de plataforma de desenvolvimento, execução, provedor de tecnologia, linguagem e paradigma de desenvolvimento.</text:p>
      <text:p text:style-name="P3"/>
      <text:p text:style-name="P4">- Uma API é um tipo de webservice</text:p>
      <text:p text:style-name="P4"/>
      <text:p text:style-name="P4">- <text:span text:style-name="T4">WEBSERVICE</text:span><text:span text:style-name="T1"> é um tipo bem específico de API que precisa de uma rede. É a utilização de uma rede para realizar operações em um API. WebService obrigatoriamente precisa operar sobre uma rede, enquanto uma API pode funcionar sem estar dependente de uma rede, como é o caso da API do Windows ou API do Java.</text:span></text:p>
      <text:p text:style-name="P4"><text:span text:style-name="T2"/></text:p>
      <text:p text:style-name="P19">Diferença entre SOAP e REST</text:p>
      <text:p text:style-name="P10">São duas abordagens diferentes para streaming de dados.</text:p>
      <text:p text:style-name="P10"/>
      <text:p text:style-name="P10">A diferença básica é que:</text:p>
      <text:p text:style-name="P10">SOAP → Simple Object Access Protocol (É um protocolo), <text:span text:style-name="T8">mas restrito.</text:span></text:p>
      <text:p text:style-name="P10">REST → Não é um protocolo, mas sim um conjunto de princípios</text:p>
      <text:p text:style-name="P10"/>
      <text:p text:style-name="P2"><text:span text:style-name="T6">Nas APIs REST </text:span><text:span text:style-name="T7">(</text:span><text:a xlink:type="simple" xlink:href="https://gleonel.github.io/WS/aula01/#soap-e-rest" text:style-name="Internet_20_link" text:visited-style-name="Visited_20_Internet_20_Link"><text:span text:style-name="T7">https://gleonel.github.io/WS/aula01/#soap-e-rest</text:span></text:a><text:span text:style-name="T7">)</text:span></text:p>
      <text:p text:style-name="P5">A implementação fica a cargo do desenvolvedor;</text:p>
      <text:p text:style-name="P5">Podemos utilizar: HTML, XML, JSON ou mesmo texto simples;</text:p>
      <text:p text:style-name="P5"/>
      <text:p text:style-name="P6"><text:span text:style-name="T3">APIs RESTful</text:span> → Uma arquitetura que consiste em recursos, um cliente e um servidor;</text:p>
      <text:p text:style-name="P6">Comunicação sem estado (stateless), ou seja, nenhuma conteúdo de cliente é armazenado no servidor <text:span text:style-name="T5">(os dados podem ser armazenados em cache);</text:span></text:p>
      <text:p text:style-name="P7">- Code-on-Demand.</text:p>
      <text:p text:style-name="P7"/>
      <text:p text:style-name="P7"/>
      <text:p text:style-name="P13">SOAP</text:p>
      <text:p text:style-name="P8">É um protocolo padrão originalmente projetado para permitir a comunicação entre aplicativos desenvolvidos em diferentes linguagens e plataformas.</text:p>
      <text:p text:style-name="P9"><text:span text:style-name="T3">WSDL</text:span> (Web Service Description Language)</text:p>
      <text:p text:style-name="P9">O SOAP deve utilizar XML para realizar o tráfego de dados.</text:p>
      <text:p text:style-name="P9">O SOAP não pode armazenar dados em cache como acontece no REST.</text:p>
      <text:p text:style-name="P9">O REST é mais flexível.</text:p>
      <text:p text:style-name="P9"/>
      <text:p text:style-name="P14">GraphQL</text:p>
      <text:p text:style-name="P11">É uma forma de buscar dados de uma API usando uma linguagem de consulta.</text:p>
      <text:p text:style-name="P12">Otimização do retorno que vem da API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8T21:01:49.241744172</meta:creation-date>
    <dc:date>2024-08-09T09:17:10.704000000</dc:date>
    <meta:editing-duration>PT19M25S</meta:editing-duration>
    <meta:editing-cycles>11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26" meta:word-count="257" meta:character-count="1653" meta:non-whitespace-character-count="1422"/>
  </office:meta>
</office:document-meta>
</file>